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Probability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st number of degrees of free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nd number of degrees of freedo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LEGACY.FINV([.B1];[.B2];[.B3])" office:value-type="float" office:value="4.74722534672251" calcext:value-type="float">
            <text:p>4.74722534672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0:08:16.4457356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23:37.165157511</meta:creation-date>
    <dc:date>2023-06-20T20:08:38.462467376</dc:date>
    <meta:editing-duration>PT6M26S</meta:editing-duration>
    <meta:editing-cycles>2</meta:editing-cycles>
    <meta:generator>LibreOffice/7.5.4.2$Linux_X86_64 LibreOffice_project/50$Build-2</meta:generator>
    <meta:document-statistic meta:table-count="1" meta:cell-count="8" meta:object-count="0"/>
  </office:meta>
</office:document-meta>
</file>